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svg:stroke-color="#000000" draw:fill-color="#ffffff" draw:opacity="15%" draw:textarea-horizontal-align="justify" draw:textarea-vertical-align="top" draw:auto-grow-height="false" fo:min-height="12.699cm" fo:min-width="1.567cm"/>
      <style:paragraph-properties style:writing-mode="lr-tb"/>
    </style:style>
    <style:style style:name="gr2" style:family="graphic" style:parent-style-name="Default_5f_1">
      <style:graphic-properties svg:stroke-color="#000000" draw:fill-color="#ffffff" draw:opacity="15%" draw:textarea-horizontal-align="justify" draw:textarea-vertical-align="top" draw:auto-grow-height="false" fo:min-height="12.699cm" fo:min-width="1.579cm"/>
      <style:paragraph-properties style:writing-mode="lr-tb"/>
    </style:style>
    <style:style style:name="gr3" style:family="graphic" style:parent-style-name="Default_5f_1">
      <style:graphic-properties svg:stroke-color="#000000" draw:fill-color="#ffffff" draw:opacity="15%" draw:textarea-horizontal-align="justify" draw:textarea-vertical-align="top" draw:auto-grow-height="false" fo:min-height="12.7cm" fo:min-width="1.549cm"/>
      <style:paragraph-properties style:writing-mode="lr-tb"/>
    </style:style>
    <style:style style:name="gr4" style:family="graphic" style:parent-style-name="Default_5f_1">
      <style:graphic-properties svg:stroke-color="#000000" draw:fill-color="#ffffff" draw:opacity="15%" draw:textarea-horizontal-align="justify" draw:textarea-vertical-align="top" draw:auto-grow-height="false" fo:min-height="12.7cm" fo:min-width="1.566cm"/>
      <style:paragraph-properties style:writing-mode="lr-tb"/>
    </style:style>
    <style:style style:name="gr5" style:family="graphic" style:parent-style-name="Default_5f_1">
      <style:graphic-properties svg:stroke-color="#000000" draw:fill-color="#ffffff" draw:opacity="15%" draw:textarea-horizontal-align="justify" draw:textarea-vertical-align="top" draw:auto-grow-height="false" fo:min-height="12.7cm" fo:min-width="1.55cm"/>
      <style:paragraph-properties style:writing-mode="lr-tb"/>
    </style:style>
    <style:style style:name="gr6" style:family="graphic" style:parent-style-name="Default_5f_1">
      <style:graphic-properties svg:stroke-color="#000000" draw:fill-color="#ffffff" draw:opacity="15%" draw:textarea-horizontal-align="justify" draw:textarea-vertical-align="top" draw:auto-grow-height="false" fo:min-height="12.7cm" fo:min-width="1.548cm"/>
      <style:paragraph-properties style:writing-mode="lr-tb"/>
    </style:style>
    <style:style style:name="gr7" style:family="graphic" style:parent-style-name="Object_20_without_20_fill_5f_4">
      <style:graphic-properties draw:stroke="dash" draw:stroke-dash="Fine_20_Dashed" draw:fill="none" draw:textarea-vertical-align="middle"/>
    </style:style>
    <style:style style:name="gr8" style:family="graphic" style:parent-style-name="Object_20_without_20_fill_5f_2_5f_2_5f_1_5f_1">
      <style:graphic-properties svg:stroke-width="0.1cm" svg:stroke-color="#808080" draw:marker-start-width="0.341cm" draw:marker-end="Rounded_20_short_20_Arrow" draw:marker-end-width="0.281cm" draw:fill="none" draw:opacity="100%" draw:textarea-vertical-align="middle" fo:padding-top="0.174cm" fo:padding-bottom="0.174cm" fo:padding-left="0.299cm" fo:padding-right="0.299cm" draw:shadow="hidden" draw:shadow-offset-x="0.071cm" draw:shadow-offset-y="0.071cm" draw:shadow-opacity="43%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433cm" fo:min-width="3.071cm"/>
      <style:paragraph-properties style:writing-mode="lr-tb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textarea-vertical-align="middle" draw:auto-grow-height="true" draw:auto-grow-width="true" fo:min-height="0.433cm" fo:min-width="3.329cm"/>
      <style:paragraph-properties style:writing-mode="lr-tb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433cm" fo:min-width="0.853cm"/>
      <style:paragraph-properties style:writing-mode="lr-tb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433cm" fo:min-width="1.06cm"/>
      <style:paragraph-properties style:writing-mode="lr-tb"/>
    </style:style>
    <style:style style:name="gr13" style:family="graphic" style:parent-style-name="Default_5f_1">
      <style:graphic-properties draw:fill-color="#808080" draw:textarea-horizontal-align="justify" draw:textarea-vertical-align="middle" draw:auto-grow-height="false" fo:min-height="0.292cm" fo:min-width="0.642cm" draw:shadow="visible" draw:shadow-offset-x="0.035cm" draw:shadow-offset-y="0.035cm" draw:shadow-opacity="50%" loext:shadow-blur="0.176cm"/>
      <style:paragraph-properties style:writing-mode="lr-tb"/>
    </style:style>
    <style:style style:name="gr14" style:family="graphic" style:parent-style-name="Default_5f_1">
      <style:graphic-properties draw:fill-color="#808080" draw:textarea-horizontal-align="justify" draw:textarea-vertical-align="middle" draw:auto-grow-height="false" fo:min-height="0.292cm" fo:min-width="0.742cm" draw:shadow="visible" draw:shadow-offset-x="0.035cm" draw:shadow-offset-y="0.035cm" draw:shadow-opacity="50%" loext:shadow-blur="0.176cm"/>
      <style:paragraph-properties style:writing-mode="lr-tb"/>
    </style:style>
    <style:style style:name="gr15" style:family="graphic" style:parent-style-name="Default_5f_1">
      <style:graphic-properties draw:fill-color="#808080" draw:textarea-horizontal-align="justify" draw:textarea-vertical-align="middle" draw:auto-grow-height="false" fo:min-height="0.292cm" fo:min-width="1.042cm" draw:shadow="visible" draw:shadow-offset-x="0.035cm" draw:shadow-offset-y="0.035cm" draw:shadow-opacity="50%" loext:shadow-blur="0.176cm"/>
      <style:paragraph-properties style:writing-mode="lr-tb"/>
    </style:style>
    <style:style style:name="gr16" style:family="graphic" style:parent-style-name="Default_5f_1">
      <style:graphic-properties draw:fill-color="#808080" draw:textarea-horizontal-align="justify" draw:textarea-vertical-align="middle" draw:auto-grow-height="false" fo:min-height="0.654cm" fo:min-width="1.614cm" draw:shadow="visible" draw:shadow-offset-x="0.035cm" draw:shadow-offset-y="0.035cm" draw:shadow-opacity="50%" loext:shadow-blur="0.176cm"/>
      <style:paragraph-properties style:writing-mode="lr-tb"/>
    </style:style>
    <style:style style:name="gr17" style:family="graphic" style:parent-style-name="Default_5f_1">
      <style:graphic-properties draw:fill-color="#808080" draw:textarea-horizontal-align="justify" draw:textarea-vertical-align="middle" draw:auto-grow-height="false" fo:min-height="0.292cm" fo:min-width="1.642cm" draw:shadow="visible" draw:shadow-offset-x="0.035cm" draw:shadow-offset-y="0.035cm" draw:shadow-opacity="50%" loext:shadow-blur="0.176cm"/>
      <style:paragraph-properties style:writing-mode="lr-tb"/>
    </style:style>
    <style:style style:name="gr18" style:family="graphic" style:parent-style-name="Default_5f_1">
      <style:graphic-properties draw:fill-color="#808080" draw:textarea-horizontal-align="justify" draw:textarea-vertical-align="middle" draw:auto-grow-height="false" fo:min-height="0.654cm" fo:min-width="1.004cm" draw:shadow="visible" draw:shadow-offset-x="0.035cm" draw:shadow-offset-y="0.035cm" draw:shadow-opacity="50%" loext:shadow-blur="0.176cm"/>
      <style:paragraph-properties style:writing-mode="lr-tb"/>
    </style:style>
    <style:style style:name="gr19" style:family="graphic" style:parent-style-name="Default_5f_1">
      <style:graphic-properties draw:fill-color="#808080" draw:textarea-horizontal-align="justify" draw:textarea-vertical-align="middle" draw:auto-grow-height="false" fo:min-height="0.292cm" fo:min-width="2.342cm" draw:shadow="visible" draw:shadow-offset-x="0.035cm" draw:shadow-offset-y="0.035cm" draw:shadow-opacity="50%" loext:shadow-blur="0.176cm"/>
      <style:paragraph-properties style:writing-mode="lr-tb"/>
    </style:style>
    <style:style style:name="gr20" style:family="graphic" style:parent-style-name="Default_5f_1">
      <style:graphic-properties draw:fill-color="#808080" draw:textarea-horizontal-align="justify" draw:textarea-vertical-align="middle" draw:auto-grow-height="false" fo:min-height="0.292cm" fo:min-width="2.142cm" draw:shadow="visible" draw:shadow-offset-x="0.035cm" draw:shadow-offset-y="0.035cm" draw:shadow-opacity="50%" loext:shadow-blur="0.176cm"/>
      <style:paragraph-properties style:writing-mode="lr-tb"/>
    </style:style>
    <style:style style:name="gr21" style:family="graphic" style:parent-style-name="Default_5f_1">
      <style:graphic-properties draw:fill-color="#808080" draw:textarea-horizontal-align="justify" draw:textarea-vertical-align="middle" draw:auto-grow-height="false" fo:min-height="0.654cm" fo:min-width="0.804cm" draw:shadow="visible" draw:shadow-offset-x="0.035cm" draw:shadow-offset-y="0.035cm" draw:shadow-opacity="50%" loext:shadow-blur="0.176cm"/>
      <style:paragraph-properties style:writing-mode="lr-tb"/>
    </style:style>
    <style:style style:name="gr22" style:family="graphic" style:parent-style-name="Default_5f_1">
      <style:graphic-properties draw:fill-color="#808080" draw:textarea-horizontal-align="justify" draw:textarea-vertical-align="middle" draw:auto-grow-height="false" fo:min-height="0.292cm" fo:min-width="1.442cm" draw:shadow="visible" draw:shadow-offset-x="0.035cm" draw:shadow-offset-y="0.035cm" draw:shadow-opacity="50%" loext:shadow-blur="0.176cm"/>
      <style:paragraph-properties style:writing-mode="lr-tb"/>
    </style:style>
    <style:style style:name="P1" style:family="paragraph">
      <style:paragraph-properties fo:text-align="center" style:writing-mode="lr-tb"/>
      <style:text-properties fo:font-size="11pt" fo:font-style="normal" style:font-size-asian="11pt" style:font-style-asian="normal" style:font-size-complex="11pt" style:font-style-complex="normal"/>
    </style:style>
    <style:style style:name="P2" style:family="paragraph">
      <loext:graphic-properties draw:fill-color="#ffffff" draw:opacity="15%"/>
      <style:paragraph-properties fo:text-align="center" style:writing-mode="lr-tb"/>
      <style:text-properties fo:font-size="11pt" fo:font-style="normal" style:font-size-asian="11pt" style:font-style-asian="normal" style:font-size-complex="11pt" style:font-style-complex="normal"/>
    </style:style>
    <style:style style:name="P3" style:family="paragraph">
      <style:paragraph-properties fo:text-align="center" style:writing-mode="lr-tb"/>
      <style:text-properties fo:font-size="11pt" fo:font-style="italic" style:font-size-asian="11pt" style:font-size-complex="11pt"/>
    </style:style>
    <style:style style:name="P4" style:family="paragraph">
      <loext:graphic-properties draw:fill-color="#ffffff" draw:opacity="15%"/>
      <style:paragraph-properties fo:text-align="center" style:writing-mode="lr-tb"/>
      <style:text-properties fo:font-size="11pt" fo:font-style="italic" style:font-size-asian="11pt" style:font-size-complex="11pt"/>
    </style:style>
    <style:style style:name="P5" style:family="paragraph">
      <loext:graphic-properties draw:fill="none"/>
      <style:paragraph-properties fo:text-align="center"/>
      <style:text-properties fo:font-size="11pt"/>
    </style:style>
    <style:style style:name="P6" style:family="paragraph">
      <loext:graphic-properties draw:fill="none" draw:opacity="100%"/>
      <style:paragraph-properties fo:text-align="center"/>
      <style:text-properties fo:font-size="11pt"/>
    </style:style>
    <style:style style:name="P7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  <style:text-properties fo:font-size="11pt" style:font-size-asian="11pt" style:font-size-complex="11pt"/>
    </style:style>
    <style:style style:name="P10" style:family="paragraph"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11" style:family="paragraph">
      <loext:graphic-properties draw:fill-color="#808080"/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T1" style:family="text">
      <style:text-properties fo:font-size="11pt" fo:font-style="normal" style:font-size-asian="11pt" style:font-style-asian="normal" style:font-size-complex="11pt" style:font-style-complex="normal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.067cm" svg:height="12.949cm" svg:x="1.574cm" svg:y="4.386cm">
            <text:p text:style-name="P1"><text:span text:style-name="T1">Embodi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2.079cm" svg:height="12.949cm" svg:x="3.641cm" svg:y="4.386cm">
            <text:p text:style-name="P3"><text:span text:style-name="T1">Tact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2.067cm" svg:height="12.949cm" svg:x="5.72cm" svg:y="4.386cm">
            <text:p text:style-name="P3"><text:span text:style-name="T1">To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2.067cm" svg:height="12.949cm" svg:x="7.787cm" svg:y="4.386cm">
            <text:p text:style-name="P3"><text:span text:style-name="T1">Mechanic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2.079cm" svg:height="12.949cm" svg:x="9.854cm" svg:y="4.386cm">
            <text:p text:style-name="P3"><text:span text:style-name="T1">Automati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2.067cm" svg:height="12.949cm" svg:x="11.933cm" svg:y="4.386cm">
            <text:p text:style-name="P3"><text:span text:style-name="T1">Conceptu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2.049cm" svg:height="12.95cm" draw:transform="rotate (1.5707963267949) translate (1.05cm 17.336cm)">
            <text:p text:style-name="P1"><text:span text:style-name="T1">Conceptu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2.066cm" svg:height="12.95cm" draw:transform="rotate (1.5707963267949) translate (1.05cm 15.287cm)">
            <text:p text:style-name="P1"><text:span text:style-name="T1">Automati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2.05cm" svg:height="12.95cm" draw:transform="rotate (1.5707963267949) translate (1.05cm 13.221cm)">
            <text:p text:style-name="P1"><text:span text:style-name="T1">Mechanic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2.05cm" svg:height="12.95cm" draw:transform="rotate (1.5707963267949) translate (1.05cm 11.172cm)">
            <text:p text:style-name="P1"><text:span text:style-name="T1">To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2.066cm" svg:height="12.95cm" draw:transform="rotate (1.5707963267949) translate (1.05cm 9.121cm)">
            <text:p text:style-name="P1"><text:span text:style-name="T1">Tact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2.048cm" svg:height="12.95cm" draw:transform="rotate (1.5707963267949) translate (1.05cm 7.055cm)">
            <text:p text:style-name="P1"><text:span text:style-name="T1">Embodie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7" draw:text-style-name="P5" draw:layer="layout" svg:x1="1cm" svg:y1="4.4cm" svg:x2="14cm" svg:y2="17.3cm">
          <text:p/>
        </draw:line>
        <draw:connector draw:style-name="gr8" draw:text-style-name="P6" draw:layer="layout" draw:type="line" svg:x1="0.95cm" svg:y1="4.4cm" svg:x2="14.4cm" svg:y2="4.405cm" svg:d="M950 4400l13450 5" svg:viewBox="0 0 13451 6">
          <text:p/>
        </draw:connector>
        <draw:connector draw:style-name="gr8" draw:text-style-name="P6" draw:layer="layout" draw:type="line" svg:x1="1cm" svg:y1="4.4cm" svg:x2="1cm" svg:y2="17.75cm" svg:d="M1000 4400v13350" svg:viewBox="0 0 1 13351">
          <text:p/>
        </draw:connector>
        <draw:frame draw:style-name="gr9" draw:text-style-name="P7" draw:layer="layout" svg:width="3.571cm" svg:height="0.683cm" svg:x="2.1cm" svg:y="3.785cm">
          <draw:text-box>
            <text:p><text:span text:style-name="T2">Sound-</text:span><text:span text:style-name="T2">producti</text:span><text:span text:style-name="T2">on</text:span></text:p>
          </draw:text-box>
        </draw:frame>
        <draw:frame draw:style-name="gr10" draw:text-style-name="P7" draw:layer="layout" svg:width="3.829cm" svg:height="0.683cm" draw:transform="rotate (1.5707963267949) translate (0.4cm 8.666cm)">
          <draw:text-box>
            <text:p><text:span text:style-name="T2">Sound-</text:span><text:span text:style-name="T2">modificat</text:span><text:span text:style-name="T2">ion</text:span></text:p>
          </draw:text-box>
        </draw:frame>
        <draw:frame draw:style-name="gr11" draw:text-style-name="P7" draw:layer="layout" svg:width="1.353cm" svg:height="0.683cm" svg:x="0.4cm" svg:y="3.785cm">
          <draw:text-box>
            <text:p><text:span text:style-name="T2">Tight</text:span></text:p>
          </draw:text-box>
        </draw:frame>
        <draw:frame draw:style-name="gr12" draw:text-style-name="P9" draw:layer="layout" svg:width="1.56cm" svg:height="0.683cm" svg:x="12.8cm" svg:y="3.785cm">
          <draw:text-box>
            <text:p text:style-name="P8"><text:span text:style-name="T2">Loose</text:span></text:p>
          </draw:text-box>
        </draw:frame>
        <draw:frame draw:style-name="gr12" draw:text-style-name="P7" draw:layer="layout" svg:width="1.56cm" svg:height="0.683cm" svg:x="0.4cm" svg:y="17.685cm">
          <draw:text-box>
            <text:p><text:span text:style-name="T2">Loose</text:span></text:p>
          </draw:text-box>
        </draw:frame>
        <draw:custom-shape draw:style-name="gr13" draw:text-style-name="P11" draw:layer="layout" svg:width="1.2cm" svg:height="0.6cm" svg:x="2.1cm" svg:y="5.7cm">
          <text:p text:style-name="P10"><text:span text:style-name="T2">V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1.3cm" svg:height="0.6cm" svg:x="8cm" svg:y="11.5cm">
          <text:p text:style-name="P10"><text:span text:style-name="T2">Pia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1.6cm" svg:height="0.6cm" svg:x="3.8cm" svg:y="9.4cm">
          <text:p text:style-name="P10"><text:span text:style-name="T2">Trump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draw:layer="layout" svg:width="2.21cm" svg:height="1cm" svg:x="11.8cm" svg:y="15.7cm">
          <text:p text:style-name="P10"><text:span text:style-name="T2">Imaginary </text:span></text:p>
          <text:p text:style-name="P10"><text:span text:style-name="T2">instru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2.2cm" svg:height="0.6cm" svg:x="8.8cm" svg:y="12.3cm">
          <text:p text:style-name="P10"><text:span text:style-name="T2">Org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draw:layer="layout" svg:width="1.6cm" svg:height="1cm" svg:x="10.1cm" svg:y="13.7cm">
          <text:p text:style-name="P10"><text:span text:style-name="T2">Music </text:span></text:p>
          <text:p text:style-name="P10"><text:span text:style-name="T2">b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draw:layer="layout" svg:width="2.9cm" svg:height="0.6cm" svg:x="4.7cm" svg:y="7.3cm">
          <text:p text:style-name="P10"><text:span text:style-name="T2">Viol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1" draw:layer="layout" svg:width="2.7cm" svg:height="0.6cm" svg:x="3.9cm" svg:y="8.1cm">
          <text:p text:style-name="P10"><text:span text:style-name="T2">Guit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1.2cm" svg:height="0.6cm" svg:x="4.001cm" svg:y="5.701cm">
          <text:p text:style-name="P10"><text:span text:style-name="T2">Trum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1" draw:layer="layout" svg:width="1.4cm" svg:height="1cm" svg:x="6.001cm" svg:y="9.701cm">
          <text:p text:style-name="P10"><text:span text:style-name="T2">Drum </text:span></text:p>
          <text:p text:style-name="P10"><text:span text:style-name="T2">k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1" draw:layer="layout" svg:width="1.4cm" svg:height="1cm" svg:x="8.001cm" svg:y="9.702cm">
          <text:p text:style-name="P10"><text:span text:style-name="T2">Harpsi-</text:span></text:p>
          <text:p text:style-name="P10"><text:span text:style-name="T2">cho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draw:layer="layout" svg:width="2cm" svg:height="0.6cm" svg:x="3.7cm" svg:y="10.101cm">
          <text:p text:style-name="P10"><text:span text:style-name="T2">Pedal har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out_20_fill_5f_1" style:display-name="Object without fill_1" style:family="graphic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2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2" style:display-name="Object without fill_1_1_2" style:family="graphic" style:parent-style-name="Default_5f_1_5f_1_5f_2">
      <style:graphic-properties svg:stroke-color="#000000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3">
      <style:graphic-properties svg:stroke-color="#000000" draw:fill="none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" style:display-name="Object without fill_1_1_1_1" style:family="graphic" style:parent-style-name="Default_5f_1_5f_1_5f_1_5f_1">
      <style:graphic-properties svg:stroke-color="#000000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" style:display-name="Object without fill_3_1" style:family="graphic" style:parent-style-name="Default_5f_3_5f_1">
      <style:graphic-properties svg:stroke-color="#000000" draw:fill="none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4" style:display-name="Default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" style:display-name="Default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" style:display-name="Object without fill_2_2" style:family="graphic" style:parent-style-name="Default_5f_2_5f_4">
      <style:graphic-properties svg:stroke-color="#000000" draw:fill="none"/>
    </style:style>
    <style:style style:name="Default_5f_2_5f_4_5f_1" style:display-name="Default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_5f_1" style:display-name="Default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_5f_1" style:display-name="Object without fill_2_2_1" style:family="graphic" style:parent-style-name="Default_5f_2_5f_4_5f_1">
      <style:graphic-properties svg:stroke-color="#000000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1">
      <style:graphic-properties svg:stroke-color="#000000" draw:fill="none"/>
    </style:style>
    <style:style style:name="Default_5f_2_5f_4_5f_1_5f_1" style:display-name="Default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_5f_1_5f_1" style:display-name="Default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_5f_1_5f_1" style:display-name="Object without fill_2_2_1_1" style:family="graphic" style:parent-style-name="Default_5f_2_5f_4_5f_1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5T09:17:04.535693870</meta:creation-date>
    <dc:date>2021-08-13T19:27:21.507846210</dc:date>
    <meta:editing-duration>PT1H53M6S</meta:editing-duration>
    <meta:editing-cycles>38</meta:editing-cycles>
    <meta:generator>LibreOffice/7.1.4.2$Linux_X86_64 LibreOffice_project/10$Build-2</meta:generator>
    <dc:creator>Alexander Refsum Jensenius</dc:creator>
    <meta:document-statistic meta:object-count="33"/>
  </office:meta>
</office:document-meta>
</file>